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0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7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5:43:26.094593000</dc:date>
    <meta:editing-duration>P5DT7H8M30S</meta:editing-duration>
    <meta:editing-cycles>79</meta:editing-cycles>
    <meta:generator>LibreOffice/25.8.4.2$Windows_X86_64 LibreOffice_project/290daaa01b999472f0c7a3890eb6a550fd74c6df</meta:generator>
    <meta:document-statistic meta:table-count="2" meta:cell-count="813" meta:object-count="0"/>
  </office:meta>
</office:document-meta>
</file>